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bd0" officeooo:paragraph-rsid="0004abd0"/>
    </style:style>
    <style:style style:name="P2" style:family="paragraph" style:parent-style-name="Standard">
      <style:text-properties officeooo:rsid="0004abd0" officeooo:paragraph-rsid="0006a128"/>
    </style:style>
    <style:style style:name="P3" style:family="paragraph" style:parent-style-name="Standard">
      <style:text-properties officeooo:rsid="0006a128" officeooo:paragraph-rsid="0006a128"/>
    </style:style>
    <style:style style:name="T1" style:family="text">
      <style:text-properties officeooo:rsid="0006a1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nk base class</text:p>
      <text:p text:style-name="P1"><text:tab/>-inherits pygame sprite</text:p>
      <text:p text:style-name="P1"><text:tab/>-speed</text:p>
      <text:p text:style-name="P1"><text:tab/>-fire rate</text:p>
      <text:p text:style-name="P1"><text:tab/>-damage</text:p>
      <text:p text:style-name="P1"><text:tab/>-health</text:p>
      <text:p text:style-name="P1"><text:tab/>-colour</text:p>
      <text:p text:style-name="P1"><text:tab/>-<text:span text:style-name="T1">displays base image</text:span></text:p>
      <text:p text:style-name="P1">George: imlements this in seperate python file.</text:p>
      <text:p text:style-name="P1"/>
      <text:p text:style-name="P1">Tank Animation</text:p>
      <text:p text:style-name="P1"><text:tab/>-Turret stays on tank base</text:p>
      <text:p text:style-name="P2"><text:tab/>-Turret follows mouse</text:p>
      <text:p text:style-name="P2"><text:tab/>-<text:span text:style-name="T1">display turret image</text:span> </text:p>
      <text:p text:style-name="P3">James: work out how to have turret image stickto base image and correctly centred</text:p>
      <text:p text:style-name="P3">work out how to rotate a image through mouse movement</text:p>
      <text:p text:style-name="P3">draw turret</text:p>
      <text:p text:style-name="P3"/>
      <text:p text:style-name="P1">Tank base Movement</text:p>
      <text:p text:style-name="P1"><text:tab/>-Not through walls</text:p>
      <text:p text:style-name="P1"><text:tab/>-Not of screen</text:p>
      <text:p text:style-name="P1"><text:tab/>-Not through other tanks</text:p>
      <text:p text:style-name="P1"><text:tab/>-follow keyboard</text:p>
      <text:p text:style-name="P3">Viktor: work out how to move base image on keyboard input, stop tank going throughwalls ect. </text:p>
      <text:p text:style-name="P3"/>
      <text:p text:style-name="P1">Bullet class</text:p>
      <text:p text:style-name="P1"><text:tab/>-inherit pygame sprite</text:p>
      <text:p text:style-name="P1"><text:tab/>-bullets fired in direction of turret</text:p>
      <text:p text:style-name="P1"><text:tab/>-bullets stopped by walls</text:p>
      <text:p text:style-name="P1"><text:tab/>-bullets stooped by tanks</text:p>
      <text:p text:style-name="P1"><text:tab/>-tank bullet collision reduces tank health</text:p>
      <text:p text:style-name="P3">Danny: work out how to stop bullets on collision. (also make github nice)</text:p>
      <text:p text:style-name="P3"/>
      <text:p text:style-name="P3"/>
      <text:p text:style-name="P1">Power Ups</text:p>
      <text:p text:style-name="P1"><text:tab/>-fuck knows</text:p>
      <text:p text:style-name="P1">Map</text:p>
      <text:p text:style-name="P1"><text:tab/>-fuck knows</text:p>
      <text:p text:style-name="P1">Tank damag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18:14:40.662846003</meta:creation-date>
    <dc:date>2021-01-19T17:38:16.293931356</dc:date>
    <meta:editing-duration>PT23H3M5S</meta:editing-duration>
    <meta:editing-cycles>1</meta:editing-cycles>
    <meta:document-statistic meta:table-count="0" meta:image-count="0" meta:object-count="0" meta:page-count="1" meta:paragraph-count="34" meta:word-count="139" meta:character-count="855" meta:non-whitespace-character-count="727"/>
    <meta:generator>LibreOffice/6.4.6.2$Linux_X86_64 LibreOffice_project/40$Build-2</meta:generator>
  </office:meta>
</office:document-meta>
</file>